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1.4764in"/>
    </style:style>
    <style:style style:name="co6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 office:value-type="string" table:number-columns-spanned="4" table:number-rows-spanned="1">
            <text:p>UFMS OFFICE STAFF BIRTHDAY &amp; MARRIAGE DAYS LIST</text:p>
          </table:table-cell>
          <table:covered-table-cell table:number-columns-repeated="3" table:style-name="Default"/>
        </table:table-row>
        <table:table-row table:style-name="ro3">
          <table:table-cell table:number-columns-repeated="2"/>
          <table:table-cell table:style-name="ce2" office:value-type="string">
            <text:p>Sl No</text:p>
          </table:table-cell>
          <table:table-cell table:style-name="ce2" office:value-type="string">
            <text:p>Name of the Person</text:p>
          </table:table-cell>
          <table:table-cell table:style-name="ce2" office:value-type="string">
            <text:p>Date of Birth</text:p>
          </table:table-cell>
          <table:table-cell table:style-name="ce2" office:value-type="string">
            <text:p>Marriage Day</text:p>
          </table:table-cell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Sri Ramesh Kumar Garu, MD</text:p>
          </table:table-cell>
          <table:table-cell office:value-type="string">
            <text:p>15.09.1978</text:p>
          </table:table-cell>
          <table:table-cell office:value-type="string">
            <text:p>To get the information</text:p>
          </table:table-cell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string">
            <text:p>Mr Chambal Mahela </text:p>
          </table:table-cell>
          <table:table-cell office:value-type="string">
            <text:p>30.06.1982</text:p>
          </table:table-cell>
          <table:table-cell table:style-name="ce5" office:value-type="string">
            <text:p>15.02.2007</text:p>
          </table:table-cell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office:value-type="string">
            <text:p>Mr Venkat Reddy</text:p>
          </table:table-cell>
          <table:table-cell office:value-type="string">
            <text:p>29.12.1973</text:p>
          </table:table-cell>
          <table:table-cell table:style-name="ce4" office:value-type="date" office:date-value="2202-08-12">
            <text:p>08/12/02</text:p>
          </table:table-cell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string">
            <text:p>Mr Chetan Kumar</text:p>
          </table:table-cell>
          <table:table-cell office:value-type="string">
            <text:p>17.03.1991</text:p>
          </table:table-cell>
          <table:table-cell office:value-type="string">
            <text:p>13.08.2020</text:p>
          </table:table-cell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string">
            <text:p>Mr Ramesh</text:p>
          </table:table-cell>
          <table:table-cell table:style-name="ce4" office:value-type="date" office:date-value="1982-08-03">
            <text:p>08/03/82</text:p>
          </table:table-cell>
          <table:table-cell office:value-type="string">
            <text:p>14.03.2009</text:p>
          </table:table-cell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string">
            <text:p>Mr Parameswar</text:p>
          </table:table-cell>
          <table:table-cell office:value-type="string">
            <text:p>21.02.1988</text:p>
          </table:table-cell>
          <table:table-cell office:value-type="string">
            <text:p>30.10.2020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Mr Narasimharao</text:p>
          </table:table-cell>
          <table:table-cell table:style-name="ce4" office:value-type="date" office:date-value="1975-10-01">
            <text:p>10/01/75</text:p>
          </table:table-cell>
          <table:table-cell office:value-type="string">
            <text:p>30.05.1996</text:p>
          </table:table-cell>
        </table:table-row>
        <table:table-row table:style-name="ro3">
          <table:table-cell table:number-columns-repeated="2"/>
          <table:table-cell office:value-type="float" office:value="7">
            <text:p>7</text:p>
          </table:table-cell>
          <table:table-cell office:value-type="string">
            <text:p>Mr Pranab</text:p>
          </table:table-cell>
          <table:table-cell table:style-name="ce4" office:value-type="date" office:date-value="1983-01-07">
            <text:p>01/07/83</text:p>
          </table:table-cell>
          <table:table-cell office:value-type="string">
            <text:p>23.02.2012</text:p>
          </table:table-cell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string">
            <text:p>Mr Krishnaswamy</text:p>
          </table:table-cell>
          <table:table-cell table:style-name="ce4" office:value-type="date" office:date-value="1968-06-11">
            <text:p>06/11/68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6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>
            <text:p>Name of the Person</text:p>
          </table:table-cell>
          <table:table-cell office:value-type="string">
            <text:p>Birth Day</text:p>
          </table:table-cell>
          <table:table-cell office:value-type="string">
            <text:p><text:s/>Marriage Day</text:p>
          </table:table-cell>
        </table:table-row>
        <table:table-row table:style-name="ro3">
          <table:table-cell table:number-columns-repeated="2"/>
          <table:table-cell office:value-type="string">
            <text:p>Januarry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February</text:p>
          </table:table-cell>
          <table:table-cell office:value-type="string">
            <text:p>Mr Parameswar</text:p>
          </table:table-cell>
          <table:table-cell office:value-type="string">
            <text:p>21.02.1988</text:p>
          </table:table-cell>
          <table:table-cell/>
        </table:table-row>
        <table:table-row table:style-name="ro3">
          <table:table-cell table:number-columns-repeated="2"/>
          <table:table-cell office:value-type="string" table:number-columns-spanned="1" table:number-rows-spanned="2">
            <text:p>March</text:p>
          </table:table-cell>
          <table:table-cell office:value-type="string">
            <text:p>Mr Chetan Kumar</text:p>
          </table:table-cell>
          <table:table-cell office:value-type="string">
            <text:p>17.03.1991</text:p>
          </table:table-cell>
          <table:table-cell/>
        </table:table-row>
        <table:table-row table:style-name="ro3">
          <table:table-cell table:number-columns-repeated="2"/>
          <table:covered-table-cell/>
          <table:table-cell office:value-type="string">
            <text:p>Mr Ramesh</text:p>
          </table:table-cell>
          <table:table-cell table:style-name="ce7" office:value-type="date" office:date-value="1982-08-03">
            <text:p>08/03/8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pr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ay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June</text:p>
          </table:table-cell>
          <table:table-cell office:value-type="string">
            <text:p>Mr Chambal Mahela</text:p>
          </table:table-cell>
          <table:table-cell office:value-type="string">
            <text:p>30.06.1982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July</text:p>
          </table:table-cell>
          <table:table-cell office:value-type="string">
            <text:p>Mr. Pranab</text:p>
          </table:table-cell>
          <table:table-cell table:style-name="ce7" office:value-type="date" office:date-value="1983-01-07">
            <text:p>01/07/8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ugus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September</text:p>
          </table:table-cell>
          <table:table-cell office:value-type="string">
            <text:p>Sri Ramesh Garu,MD</text:p>
          </table:table-cell>
          <table:table-cell office:value-type="string">
            <text:p>15.09.197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ctober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November</text:p>
          </table:table-cell>
          <table:table-cell office:value-type="string">
            <text:p>Mr Krishnaswamy</text:p>
          </table:table-cell>
          <table:table-cell table:style-name="ce7" office:value-type="date" office:date-value="1968-06-11">
            <text:p>06/11/6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December</text:p>
          </table:table-cell>
          <table:table-cell office:value-type="string">
            <text:p>Mr.Venkat Reddy</text:p>
          </table:table-cell>
          <table:table-cell office:value-type="string">
            <text:p>29.12.1973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2925in" fo:margin-right="0.3591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2">07/02/2023</text:date>, <text:time>20:1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sha sai krishna kesav</meta:initial-creator>
    <meta:creation-date>2023-07-02T19:43:50.81</meta:creation-date>
    <dc:date>2023-07-02T20:19:46.97</dc:date>
    <dc:creator>sesha sai krishna kesav</dc:creator>
    <meta:editing-duration>PT36M</meta:editing-duration>
    <meta:editing-cycles>5</meta:editing-cycles>
    <meta:generator>OpenOffice/4.1.14$Win32 OpenOffice.org_project/4114m1$Build-9811</meta:generator>
    <meta:document-statistic meta:table-count="3" meta:cell-count="71" meta:object-count="0"/>
  </office:meta>
</office:document-meta>
</file>